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Wingdings" svg:font-family="Wingdings"/>
    <style:font-face style:name="Arial3" svg:font-family="Arial" style:font-family-generic="swiss"/>
    <style:font-face style:name="Calibri3" svg:font-family="Calibri" style:font-family-generic="swiss"/>
    <style:font-face style:name="Arial5" svg:font-family="Arial" style:font-family-generic="system"/>
    <style:font-face style:name="Mangal1" svg:font-family="Mangal" style:font-family-generic="system"/>
    <style:font-face style:name="Arial1"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Microsoft YaHei1" svg:font-family="'Microsoft YaHei'" style:font-family-generic="swiss" style:font-pitch="variable"/>
    <style:font-face style:name="Arial4"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miter" draw:fill="none" draw:textarea-vertical-align="middle" draw:auto-grow-height="false" draw:fit-to-size="false" fo:min-height="2.921cm" fo:min-width="22.352cm" fo:padding-top="0.127cm" fo:padding-bottom="0.127cm" fo:padding-left="0.254cm" fo:padding-right="0.254cm" fo:wrap-option="wrap"/>
    </style:style>
    <style:style style:name="gr2" style:family="graphic" style:parent-style-name="standard">
      <style:graphic-properties draw:stroke="none" draw:fill="none" fo:min-height="4.604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1.35cm" fo:min-width="4.7cm"/>
    </style:style>
    <style:style style:name="gr5" style:family="graphic" style:parent-style-name="standard">
      <style:graphic-properties draw:stroke="none" svg:stroke-color="#000000" draw:fill="none" draw:fill-color="#ffffff" draw:auto-grow-height="true" draw:auto-grow-width="false" fo:max-height="0cm" fo:min-height="1.889cm"/>
    </style:style>
    <style:style style:name="gr6" style:family="graphic" style:parent-style-name="standard">
      <style:graphic-properties draw:stroke="none" svg:stroke-color="#000000" draw:fill="none" draw:fill-color="#ffffff" draw:auto-grow-height="true" draw:auto-grow-width="false" fo:max-height="0cm" fo:min-height="2.278cm"/>
    </style:style>
    <style:style style:name="gr7" style:family="graphic" style:parent-style-name="standard" style:list-style-name="L7">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1.75cm"/>
    </style:style>
    <style:style style:name="pr1" style:family="presentation" style:parent-style-name="Diapositiva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Diapositiva_20_de_20_título-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Diapositiva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 style:family="presentation" style:parent-style-name="Diapositiva_20_de_20_título-notes">
      <style:graphic-properties draw:fill-color="#ffffff" fo:min-height="13.364cm"/>
    </style:style>
    <style:style style:name="pr5" style:family="presentation" style:parent-style-name="Título_20_y_20_objetos-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ítulo_20_y_20_objetos-outline1" style:list-style-name="L3">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ítulo_20_y_20_objeto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 style:family="presentation" style:parent-style-name="Título_20_y_20_objetos-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9" style:family="presentation" style:parent-style-name="Título_20_y_20_objetos-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10" style:family="presentation" style:parent-style-name="Título_20_y_20_objetos-notes">
      <style:graphic-properties draw:fill-color="#ffffff" fo:min-height="13.364cm"/>
    </style:style>
    <style:style style:name="pr11" style:family="presentation" style:parent-style-name="Título_20_y_20_objetos-outline1" style:list-style-name="L3">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2" style:family="presentation" style:parent-style-name="Título_20_y_20_objetos-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13" style:family="presentation" style:parent-style-name="Título_20_y_20_objetos-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14" style:family="presentation" style:parent-style-name="Título_20_y_20_objetos-outline1" style:list-style-name="L3">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5" style:family="presentation" style:parent-style-name="Título_20_y_20_objetos-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16" style:family="presentation" style:parent-style-name="Título_20_y_20_objetos-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17" style:family="presentation" style:parent-style-name="Título_20_y_20_objetos-outline1" style:list-style-name="L5">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8" style:family="presentation" style:parent-style-name="Título_20_y_20_objetos-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19" style:family="presentation" style:parent-style-name="Título_20_y_20_objetos-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0" style:family="presentation" style:parent-style-name="Título_20_y_20_objetos-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1" style:family="presentation" style:parent-style-name="Título_20_y_20_objetos-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2" style:family="presentation" style:parent-style-name="Título_20_y_20_objetos-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3" style:family="presentation" style:parent-style-name="Título_20_y_20_objetos-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4" style:family="presentation" style:parent-style-name="Título_20_y_20_objetos-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5" style:family="presentation" style:parent-style-name="Título_20_y_20_objetos-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r26" style:family="presentation" style:parent-style-name="Título_20_y_20_objetos-title" style:list-style-name="L8">
      <style:graphic-properties draw:stroke="none" svg:stroke-width="0cm" draw:fill="solid" draw:fill-color="#c0c0c0" draw:textarea-vertical-align="middle" draw:auto-grow-height="false" draw:fit-to-size="false" fo:min-height="3.181cm" fo:padding-top="0.127cm" fo:padding-bottom="0.127cm" fo:padding-left="0.254cm" fo:padding-right="0.254cm" fo:wrap-option="wrap"/>
    </style:style>
    <style:style style:name="pr27" style:family="presentation" style:parent-style-name="Título_20_y_20_objetos-title" style:list-style-name="L8">
      <style:graphic-properties draw:stroke="none" svg:stroke-width="0cm" draw:fill="solid" draw:fill-color="#ffffff" draw:textarea-vertical-align="middle" draw:auto-grow-height="false" draw:fit-to-size="false"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style:paragraph-properties fo:margin-top="0cm" fo:margin-bottom="0cm" fo:line-height="100%" fo:text-align="end" style:writing-mode="lr-tb"/>
      <style:text-properties fo:font-size="12pt" style:font-size-asian="14pt" style:font-size-complex="14pt"/>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0" style:family="paragraph">
      <loext:graphic-properties draw:fill-color="#ffffff"/>
    </style:style>
    <style:style style:name="P11" style:family="paragraph">
      <style:paragraph-properties fo:margin-left="0cm" fo:margin-right="0cm" fo:margin-top="0.226cm" fo:margin-bottom="0cm" fo:line-height="100%" fo:text-align="justify" fo:text-indent="0cm" style:punctuation-wrap="hanging" style:writing-mode="lr-tb"/>
      <style:text-properties fo:font-size="21pt"/>
    </style:style>
    <style:style style:name="P12" style:family="paragraph">
      <style:paragraph-properties fo:margin-left="0cm" fo:margin-right="0cm" fo:margin-top="0.226cm" fo:margin-bottom="0cm" fo:line-height="100%" fo:text-align="end" fo:text-indent="0cm" style:punctuation-wrap="hanging" style:writing-mode="lr-tb"/>
      <style:text-properties fo:font-size="21pt"/>
    </style:style>
    <style:style style:name="P13" style:family="paragraph">
      <style:paragraph-properties fo:margin-left="0cm" fo:margin-right="0cm" fo:margin-top="0.226cm" fo:margin-bottom="0cm" fo:line-height="100%" fo:text-align="start" fo:text-indent="0cm" style:punctuation-wrap="hanging" style:writing-mode="lr-tb"/>
      <style:text-properties fo:font-size="21pt"/>
    </style:style>
    <style:style style:name="P14" style:family="paragraph">
      <loext:graphic-properties draw:fill="none"/>
      <style:paragraph-properties fo:margin-left="0cm" fo:margin-right="0cm" fo:margin-top="0.226cm" fo:margin-bottom="0cm" fo:line-height="100%" fo:text-align="justify" fo:text-indent="0cm" style:punctuation-wrap="hanging" style:writing-mode="lr-tb" style:font-independent-line-spacing="true"/>
      <style:text-properties fo:font-size="21pt"/>
    </style:style>
    <style:style style:name="P15" style:family="paragraph">
      <style:paragraph-properties fo:text-align="center" style:text-autospace="none"/>
    </style:style>
    <style:style style:name="P16" style:family="paragraph">
      <loext:graphic-properties draw:fill="solid" draw:fill-color="#c0c0c0"/>
      <style:paragraph-properties fo:margin-left="0cm" fo:margin-right="0cm" fo:text-align="center" fo:text-indent="0cm" style:text-autospace="none" style:punctuation-wrap="hanging" style:font-independent-line-spacing="true">
        <style:tab-stops>
          <style:tab-stop style:position="0cm"/>
        </style:tab-stops>
      </style:paragraph-properties>
      <style:text-properties fo:color="#0070c0" style:font-name="Calibri3" fo:font-size="22pt" fo:font-weight="bold" style:letter-kerning="true" style:font-name-asian="Calibri3" style:font-size-asian="41pt" style:font-weight-asian="bold" style:font-name-complex="Calibri3" style:font-size-complex="41pt" style:font-weight-complex="bold"/>
    </style:style>
    <style:style style:name="P17" style:family="paragraph">
      <style:paragraph-properties fo:margin-left="0cm" fo:margin-right="0cm" fo:margin-top="0.226cm" fo:margin-bottom="0cm" fo:text-indent="0cm">
        <style:tab-stops>
          <style:tab-stop style:position="0cm"/>
        </style:tab-stops>
      </style:paragraph-properties>
    </style:style>
    <style:style style:name="P18" style:family="paragraph">
      <loext:graphic-properties draw:fill="solid" draw:fill-color="#ffffff"/>
      <style:paragraph-properties fo:margin-left="0cm" fo:margin-right="0cm" fo:margin-top="0.226cm" fo:margin-bottom="0cm" fo:text-align="center" fo:text-indent="0cm" style:punctuation-wrap="hanging" style:font-independent-line-spacing="true">
        <style:tab-stops>
          <style:tab-stop style:position="0cm"/>
        </style:tab-stops>
      </style:paragraph-properties>
      <style:text-properties fo:color="#000000" style:font-name="Calibri1" fo:font-size="26pt" fo:font-weight="bold" style:letter-kerning="true" style:font-name-asian="Microsoft YaHei" style:font-size-asian="44pt" style:font-weight-asian="bold" style:font-name-complex="Mangal" style:font-size-complex="44pt" style:font-weight-complex="bold"/>
    </style:style>
    <style:style style:name="P19" style:family="paragraph">
      <style:paragraph-properties fo:text-align="center"/>
    </style:style>
    <style:style style:name="P20" style:family="paragraph">
      <style:text-properties fo:font-size="24pt" fo:font-weight="bold"/>
    </style:style>
    <style:style style:name="P21" style:family="paragraph">
      <loext:graphic-properties draw:fill="none" draw:fill-color="#ffffff"/>
      <style:text-properties fo:font-size="24pt" fo:font-weight="bold"/>
    </style:style>
    <style:style style:name="P22" style:family="paragraph">
      <style:paragraph-properties fo:text-align="start" style:punctuation-wrap="hanging" style:writing-mode="lr-tb"/>
      <style:text-properties fo:font-size="26pt" fo:font-weight="bold"/>
    </style:style>
    <style:style style:name="P23" style:family="paragraph">
      <loext:graphic-properties draw:fill="none" draw:fill-color="#ffffff"/>
      <style:paragraph-properties fo:text-align="start" style:punctuation-wrap="hanging" style:writing-mode="lr-tb"/>
      <style:text-properties fo:font-size="26pt" fo:font-weight="bold"/>
    </style:style>
    <style:style style:name="P24" style:family="paragraph">
      <style:paragraph-properties fo:margin-left="0cm" fo:margin-right="0cm" fo:margin-top="0.226cm" fo:margin-bottom="0cm" fo:line-height="100%" fo:text-align="justify" fo:text-indent="0cm" style:punctuation-wrap="hanging" style:writing-mode="lr-tb"/>
    </style:style>
    <style:style style:name="P25" style:family="paragraph">
      <loext:graphic-properties draw:fill="none"/>
      <style:paragraph-properties fo:margin-left="0cm" fo:margin-right="0cm" fo:margin-top="0.226cm" fo:margin-bottom="0cm" fo:line-height="100%" fo:text-align="justify" fo:text-indent="0cm" style:punctuation-wrap="hanging" style:writing-mode="lr-tb" style:font-independent-line-spacing="true"/>
      <style:text-properties fo:font-size="30pt"/>
    </style:style>
    <style:style style:name="P26"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27" style:family="paragraph">
      <loext:graphic-properties draw:fill-color="#ffffff"/>
      <style:text-properties fo:font-size="20pt"/>
    </style:style>
    <style:style style:name="P28" style:family="paragraph">
      <style:paragraph-properties fo:margin-top="0cm" fo:margin-bottom="0cm" fo:line-height="100%" fo:text-align="center" style:punctuation-wrap="simple" style:writing-mode="lr-tb"/>
    </style:style>
    <style:style style:name="P29" style:family="paragraph">
      <style:paragraph-properties fo:text-align="justify"/>
      <style:text-properties style:font-name="Calibri4" fo:font-size="24pt"/>
    </style:style>
    <style:style style:name="P30" style:family="paragraph">
      <loext:graphic-properties draw:fill="none" draw:fill-color="#ffffff"/>
      <style:paragraph-properties fo:text-align="justify"/>
      <style:text-properties style:font-name="Calibri4" fo:font-size="24pt"/>
    </style:style>
    <style:style style:name="P31" style:family="paragraph">
      <style:paragraph-properties fo:margin-top="0cm" fo:margin-bottom="0cm" fo:line-height="100%" fo:text-align="start" style:punctuation-wrap="hanging" style:writing-mode="lr-tb"/>
      <style:text-properties fo:font-size="36pt" style:font-size-asian="36pt" style:font-size-complex="36pt"/>
    </style:style>
    <style:style style:name="P32" style:family="paragraph">
      <loext:graphic-properties draw:fill="none"/>
      <style:paragraph-properties fo:text-align="start" style:font-independent-line-spacing="true"/>
      <style:text-properties fo:font-size="36pt" style:font-size-asian="36pt" style:font-size-complex="36pt"/>
    </style:style>
    <style:style style:name="P33" style:family="paragraph">
      <style:text-properties fo:font-size="18pt"/>
    </style:style>
    <style:style style:name="P34" style:family="paragraph">
      <loext:graphic-properties draw:fill="none" draw:fill-color="#ffffff"/>
      <style:text-properties fo:font-size="18pt"/>
    </style:style>
    <style:style style:name="P35" style:family="paragraph">
      <style:text-properties style:font-name="Calibri4" fo:font-size="20pt"/>
    </style:style>
    <style:style style:name="P36" style:family="paragraph">
      <loext:graphic-properties draw:fill="none" draw:fill-color="#ffffff"/>
      <style:text-properties style:font-name="Calibri4" fo:font-size="20pt"/>
    </style:style>
    <style:style style:name="P37" style:family="paragraph">
      <style:paragraph-properties fo:margin-top="0cm" fo:margin-bottom="0cm" fo:line-height="100%" fo:text-align="start" style:punctuation-wrap="hanging" style:writing-mode="lr-tb"/>
      <style:text-properties style:font-name="Calibri4" fo:font-size="36pt" style:font-size-asian="36pt" style:font-size-complex="36pt"/>
    </style:style>
    <style:style style:name="P38" style:family="paragraph">
      <loext:graphic-properties draw:fill="none"/>
      <style:paragraph-properties fo:margin-top="0cm" fo:margin-bottom="0cm" fo:line-height="100%" fo:text-align="center" style:punctuation-wrap="hanging" style:writing-mode="lr-tb" style:font-independent-line-spacing="true"/>
      <style:text-properties style:font-name="Calibri4" fo:font-size="36pt" style:font-size-asian="36pt" style:font-size-complex="36pt"/>
    </style:style>
    <style:style style:name="P39" style:family="paragraph">
      <style:paragraph-properties fo:text-align="start"/>
      <style:text-properties style:font-name="Calibri4" fo:font-size="36pt" fo:font-weight="bold" style:font-size-asian="36pt" style:font-size-complex="36pt"/>
    </style:style>
    <style:style style:name="P40" style:family="paragraph">
      <loext:graphic-properties draw:fill="none"/>
      <style:paragraph-properties fo:text-align="center" style:font-independent-line-spacing="true"/>
      <style:text-properties style:font-name="Calibri4" fo:font-size="36pt" fo:font-weight="bold" style:font-size-asian="36pt" style:font-size-complex="36pt"/>
    </style:style>
    <style:style style:name="P41" style:family="paragraph">
      <loext:graphic-properties draw:fill="none" draw:fill-color="#ffffff"/>
    </style:style>
    <style:style style:name="P42" style:family="paragraph">
      <style:text-properties style:font-name="Calibri4" fo:font-size="20pt" style:font-size-asian="20pt" style:font-size-complex="20pt"/>
    </style:style>
    <style:style style:name="P43" style:family="paragraph">
      <loext:graphic-properties draw:fill="none" draw:fill-color="#ffffff"/>
      <style:text-properties style:font-name="Calibri4" fo:font-size="20pt" style:font-size-asian="20pt" style:font-size-complex="20pt"/>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70c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1"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0070c0" style:text-outline="false" style:text-line-through-style="none" style:text-line-through-type="none" style:text-position="0% 100%" style:font-name="Calibri1" fo:font-size="22pt" fo:letter-spacing="normal" fo:language="es" fo:country="ES" fo:font-style="normal" fo:text-shadow="none" style:text-underline-style="none" fo:font-weight="bold" style:letter-kerning="true" fo:background-color="transparent" style:font-name-asian="Microsoft YaHei" style:font-size-asian="44pt" style:language-asian="es" style:country-asian="ES" style:font-style-asian="normal" style:font-weight-asian="bold" style:font-name-complex="Mangal" style:font-size-complex="44pt" style:language-complex="es" style:country-complex="ES" style:font-style-complex="normal" style:font-weight-complex="bold" style:text-emphasize="none" style:font-relief="none" style:text-overline-style="none" style:text-overline-color="font-color"/>
    </style:style>
    <style:style style:name="T8" style:family="text">
      <style:text-properties fo:font-variant="normal" fo:text-transform="none" fo:color="#8b8b8b" style:text-line-through-style="none" style:text-line-through-type="none" style:text-position="0% 100%" style:font-name="Calibri1" fo:font-size="26pt" fo:letter-spacing="normal" fo:font-style="normal" style:text-underline-style="none" fo:font-weight="bold" style:font-size-asian="32pt" style:font-style-asian="normal" style:font-weight-asian="bold" style:font-size-complex="32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1" fo:letter-spacing="normal" fo:font-style="normal" style:text-underline-style="none"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5pt" fo:letter-spacing="normal" fo:font-style="normal" style:text-underline-style="none" style:font-size-asian="15pt" style:font-style-asian="normal" style:font-size-complex="15pt" style:font-style-complex="normal"/>
    </style:style>
    <style:style style:name="T13"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8" style:family="text">
      <style:text-properties fo:font-weight="bold" style:font-weight-asian="bold" style:font-weight-complex="bold"/>
    </style:style>
    <style:style style:name="T19"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0" style:family="text">
      <style:text-properties style:font-name="Calibri4" fo:font-size="20pt" style:font-size-asian="20pt" style:font-size-complex="20pt"/>
    </style:style>
    <style:style style:name="T21" style:family="text">
      <style:text-properties fo:font-variant="normal" fo:text-transform="none" fo:color="#000000" style:text-line-through-style="none" style:text-line-through-type="none" style:text-position="0% 100%"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2" style:family="text">
      <style:text-properties style:font-name="Calibri4"/>
    </style:style>
    <style:style style:name="T23" style:family="text">
      <style:text-properties fo:font-size="20pt" fo:font-weight="bold" style:font-size-asian="20pt" style:font-weight-asian="bold" style:font-size-complex="20pt" style:font-weight-complex="bold"/>
    </style:style>
    <style:style style:name="T24" style:family="text">
      <style:text-properties fo:font-size="20pt" style:font-size-asian="20pt" style:font-size-complex="20pt"/>
    </style:style>
    <style:style style:name="T25"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frame draw:name="1 Título" presentation:style-name="pr1" draw:text-style-name="P2" draw:layer="layout" svg:width="21.589cm" svg:height="4.082cm" svg:x="1.905cm" svg:y="4.724cm" presentation:class="title" presentation:user-transformed="true">
          <draw:text-box>
            <text:p text:style-name="P1"><text:span text:style-name="T1">Usabilidad Web</text:span></text:p>
          </draw:text-box>
        </draw:frame>
        <draw:frame draw:name="2 Subtítulo" presentation:style-name="pr2" draw:text-style-name="P4" draw:layer="layout" svg:width="19.49cm" svg:height="4.867cm" svg:x="3.1cm" svg:y="10.323cm" presentation:class="subtitle" presentation:user-transformed="true">
          <draw:text-box>
            <text:p text:style-name="P3"><text:span text:style-name="T2">Módulo: </text:span><text:span text:style-name="T3">Desarrollo de Interfaces Web</text:span></text:p>
            <text:p text:style-name="P3"><text:span text:style-name="T2">CFGS Desarrollo de Aplicaciones Web</text:span></text:p>
          </draw:text-box>
        </draw:frame>
        <draw:frame draw:name="3 Marcador de número de diapositiva" presentation:style-name="pr3"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custom-shape draw:name="1 Título" draw:style-name="gr1" draw:text-style-name="P7" draw:layer="layout" svg:width="22.859cm" svg:height="3.174cm" svg:x="1.27cm" svg:y="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9" draw:layer="layout" svg:width="17.91cm" svg:height="4.854cm" svg:x="3.718cm" svg:y="7.734cm">
          <draw:text-box>
            <text:p text:style-name="P8"><text:span text:style-name="T5">Principios básicos</text:span></text:p>
          </draw:text-box>
        </draw:frame>
        <presentation:notes draw:style-name="dp2">
          <draw:page-thumbnail draw:style-name="gr3" draw:layer="layout" svg:width="14.848cm" svg:height="11.136cm" svg:x="3.075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Manuales de Estilos" draw:style-name="dp1" draw:master-page-name="Título_20_y_20_objetos" presentation:presentation-page-layout-name="AL2T11">
        <draw:frame draw:name="1 Título" presentation:style-name="pr5" draw:text-style-name="P2" draw:layer="layout" svg:width="25.2cm" svg:height="3.174cm" svg:x="0.2cm" svg:y="0.723cm" presentation:class="title" presentation:user-transformed="true">
          <draw:text-box>
            <text:p text:style-name="P1"><text:span text:style-name="T1">¿Qué es usabilidad?</text:span></text:p>
          </draw:text-box>
        </draw:frame>
        <draw:frame draw:name="2 Marcador de contenido" presentation:style-name="pr6" draw:text-style-name="P14" draw:layer="layout" svg:width="22.859cm" svg:height="13.503cm" svg:x="1.27cm" svg:y="3.897cm" presentation:class="outline" presentation:user-transformed="true">
          <draw:text-box>
            <text:list text:style-name="L3">
              <text:list-item>
                <text:p text:style-name="P11"><text:span text:style-name="T6">Se refiere a la facilidad con que las personas pueden utilizar una herramienta particular o cualquier otro objeto fabricado por humanos con el fin de alcanzar un objetivo concreto.</text:span></text:p>
              </text:list-item>
              <text:list-item>
                <text:p text:style-name="P11"><text:span text:style-name="T6">En interacción persona-ordenador, la usabilidad se refiere a la claridad y la elegancia con que se diseña la interacción con un programa de ordenador o un sitio web.</text:span></text:p>
              </text:list-item>
              <text:list-item>
                <text:p text:style-name="P11"><text:span text:style-name="T6">Utilidad + usabilidad es lo que se conoce como usefulness.</text:span></text:p>
              </text:list-item>
              <text:list-item>
                <text:p text:style-name="P11"><text:span text:style-name="T6">Jakob Nielsen definió la usabilidad como el atributo de calidad que mide lo fáciles que son de usar las interfaces Web </text:span></text:p>
              </text:list-item>
            </text:list>
            <text:p text:style-name="P12"><text:span text:style-name="T6">Fuente: Wikipedia</text:span></text:p>
            <text:p text:style-name="P13"><text:span text:style-name="T6"><text:s text:c="15"/></text:span></text:p>
            <text:p text:style-name="P13"><text:span text:style-name="T6"><text:s text:c="15"/></text:span></text:p>
            <text:p text:style-name="P11"><text:span text:style-name="T6"/></text:p>
            <text:p text:style-name="P11"><text:span text:style-name="T6"/></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8" draw:text-style-name="P16" draw:layer="layout" svg:width="12.8cm" svg:height="1.2cm" svg:x="12.6cm" svg:y="0cm" presentation:class="title" presentation:user-transformed="true">
          <draw:text-box>
            <text:p text:style-name="P15"><text:span text:style-name="T7">Principios básicos</text:span></text:p>
          </draw:text-box>
        </draw:frame>
        <draw:frame draw:name="1 Título" presentation:style-name="pr9" draw:text-style-name="P18" draw:layer="layout" svg:width="12.6cm" svg:height="1cm" svg:x="0cm" svg:y="0cm" presentation:class="title" presentation:user-transformed="true">
          <draw:text-box>
            <text:p text:style-name="P17"><text:span text:style-name="T8">Usabilidad Web</text:span></text:p>
          </draw:text-box>
        </draw:frame>
        <draw:custom-shape draw:style-name="gr4" draw:text-style-name="P19" draw:layer="layout" svg:width="5.2cm" svg:height="1.6cm" svg:x="9.2cm" svg:y="15.4cm">
          <text:p/>
          <draw:enhanced-geometry svg:viewBox="0 0 21600 21600" draw:text-areas="?f5 ?f1 ?f6 ?f3" draw:mirror-vertical="tru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21" draw:layer="layout" svg:width="8cm" svg:height="2.139cm" svg:x="15cm" svg:y="15.261cm">
          <draw:text-box>
            <text:p text:style-name="P20">Facilidad de uso</text:p>
          </draw:text-box>
        </draw:frame>
        <draw:frame draw:style-name="gr6" draw:text-style-name="P23" draw:layer="layout" svg:width="4.709cm" svg:height="2.528cm" svg:x="4.2cm" svg:y="14.872cm">
          <draw:text-box>
            <text:p text:style-name="P22"><text:span text:style-name="T9">Usabilidad </text:span></text:p>
            <text:p text:style-name="P22"><text:span text:style-name="T9">Usable</text:span></text:p>
          </draw:text-box>
        </draw:frame>
        <presentation:notes draw:style-name="dp2">
          <draw:page-thumbnail draw:style-name="gr3" draw:layer="layout" svg:width="14.848cm" svg:height="11.136cm" svg:x="3.075cm" svg:y="2.257cm" draw:page-number="2" presentation:class="page"/>
          <draw:frame presentation:style-name="pr10" draw:text-style-name="P10" draw:layer="layout" svg:width="16.799cm" svg:height="13.364cm" svg:x="2.1cm" svg:y="14.107cm" presentation:class="notes" presentation:placeholder="true">
            <draw:text-box/>
          </draw:frame>
        </presentation:notes>
      </draw:page>
      <draw:page draw:name="page3" draw:style-name="dp1" draw:master-page-name="Título_20_y_20_objetos" presentation:presentation-page-layout-name="AL2T11">
        <draw:frame draw:name="1 Título" presentation:style-name="pr5" draw:text-style-name="P2" draw:layer="layout" svg:width="25.2cm" svg:height="3.174cm" svg:x="0.2cm" svg:y="0.723cm" presentation:class="title" presentation:user-transformed="true">
          <draw:text-box>
            <text:p text:style-name="P1"><text:span text:style-name="T1">¿Qué es usabilidad?</text:span></text:p>
          </draw:text-box>
        </draw:frame>
        <draw:frame draw:name="2 Marcador de contenido" presentation:style-name="pr11" draw:text-style-name="P14" draw:layer="layout" svg:width="22.859cm" svg:height="13.503cm" svg:x="1.306cm" svg:y="3.897cm" presentation:class="outline" presentation:user-transformed="true">
          <draw:text-box>
            <text:p text:style-name="P11"><text:span text:style-name="T10">La Organización Internacional para la Estandarización (</text:span><text:span text:style-name="T11">ISO</text:span><text:span text:style-name="T10">) ofrece la siguiente definición de usabilidad en su norma </text:span><text:span text:style-name="T11">ISO/IEC 25010.</text:span></text:p>
            <text:p text:style-name="P11"><text:span text:style-name="T11"/></text:p>
            <text:p text:style-name="P11"><text:span text:style-name="T10"><text:s/>“</text:span><text:span text:style-name="T10">Capacidad del producto software para ser entendido, aprendido, usado y resultar atractivo para el usuario, cuando se usa bajo determinadas condiciones”.</text:span></text:p>
            <text:list text:style-name="L3">
              <text:list-header>
                <text:p text:style-name="P11"><text:span text:style-name="T12"/></text:p>
              </text:list-header>
            </text:list>
            <text:p text:style-name="P12"><text:span text:style-name="T6">Fuente: </text:span><text:span text:style-name="T13"><text:a xlink:href="http://iso25000.com/index.php/normas-iso-25000/iso-25010/23-usabilidad" xlink:type="simple">http://iso25000.com/index.php/normas-iso-25000/iso-25010/23-usabilidad</text:a></text:span><text:span text:style-name="T6"> </text:span></text:p>
            <text:p text:style-name="P11"><text:span text:style-name="T14"/></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12" draw:text-style-name="P16" draw:layer="layout" svg:width="12.8cm" svg:height="1.2cm" svg:x="12.6cm" svg:y="0cm" presentation:class="title" presentation:user-transformed="true">
          <draw:text-box>
            <text:p text:style-name="P15"><text:span text:style-name="T7">Principios básicos</text:span></text:p>
          </draw:text-box>
        </draw:frame>
        <draw:frame draw:name="1 Título" presentation:style-name="pr13" draw:text-style-name="P18" draw:layer="layout" svg:width="12.6cm" svg:height="1cm" svg:x="0cm" svg:y="0cm" presentation:class="title" presentation:user-transformed="true">
          <draw:text-box>
            <text:p text:style-name="P17"><text:span text:style-name="T8">Usabilidad Web</text:span></text:p>
          </draw:text-box>
        </draw:frame>
        <presentation:notes draw:style-name="dp2">
          <draw:page-thumbnail draw:style-name="gr3" draw:layer="layout" svg:width="14.848cm" svg:height="11.136cm" svg:x="3.075cm" svg:y="2.257cm" draw:page-number="3" presentation:class="page"/>
          <draw:frame presentation:style-name="pr10" draw:text-style-name="P10" draw:layer="layout" svg:width="16.799cm" svg:height="13.364cm" svg:x="2.1cm" svg:y="14.107cm" presentation:class="notes" presentation:placeholder="true">
            <draw:text-box/>
          </draw:frame>
        </presentation:notes>
      </draw:page>
      <draw:page draw:name="page4" draw:style-name="dp1" draw:master-page-name="Título_20_y_20_objetos" presentation:presentation-page-layout-name="AL2T11">
        <draw:frame draw:name="1 Título" presentation:style-name="pr5" draw:text-style-name="P2" draw:layer="layout" svg:width="25.2cm" svg:height="3.174cm" svg:x="0.2cm" svg:y="0.723cm" presentation:class="title" presentation:user-transformed="true">
          <draw:text-box>
            <text:p text:style-name="P1"><text:span text:style-name="T1">¿Qué es usabilidad?</text:span></text:p>
          </draw:text-box>
        </draw:frame>
        <draw:frame draw:name="2 Marcador de contenido" presentation:style-name="pr14" draw:text-style-name="P14" draw:layer="layout" svg:width="22.859cm" svg:height="13.503cm" svg:x="1.306cm" svg:y="3.897cm" presentation:class="outline" presentation:user-transformed="true">
          <draw:text-box>
            <text:p text:style-name="P11"><text:span text:style-name="T15">Subcarecterísticas:</text:span></text:p>
            <text:list text:style-name="L3">
              <text:list-item>
                <text:p text:style-name="P11"><text:span text:style-name="T16">Capacidad para reconocer su adecuación</text:span><text:span text:style-name="T15">. Capacidad del producto que permite al usuario entender si el software es adecuado para sus necesidades.</text:span></text:p>
              </text:list-item>
              <text:list-item>
                <text:p text:style-name="P11"><text:span text:style-name="T16">Capacidad de aprendizaje.</text:span><text:span text:style-name="T15"> Capacidad del producto que permite al usuario aprender su aplicación.</text:span></text:p>
              </text:list-item>
              <text:list-item>
                <text:p text:style-name="P11"><text:span text:style-name="T16">Capacidad para ser usado</text:span><text:span text:style-name="T15">. Capacidad del producto que permite al usuario operarlo y controlarlo con facilidad.</text:span></text:p>
              </text:list-item>
              <text:list-item>
                <text:p text:style-name="P11"><text:span text:style-name="T16">Protección contra errores de usuario.</text:span><text:span text:style-name="T15"> Capacidad del sistema para proteger a los usuarios de hacer errores.</text:span></text:p>
              </text:list-item>
              <text:list-item>
                <text:p text:style-name="P11"><text:span text:style-name="T16">Estética de la interfaz de usuario.</text:span><text:span text:style-name="T15"> Capacidad de la interfaz de usuario <text:s/>de agradar y satisfacer la interacción con el usuario.</text:span></text:p>
              </text:list-item>
              <text:list-item>
                <text:p text:style-name="P11"><text:span text:style-name="T16">Accesibilidad.</text:span><text:span text:style-name="T15"> Capacidad del producto que permite que sea utilizado por usuarios con determinadas características y discapacidades.</text:span></text:p>
              </text:list-item>
            </text:list>
            <text:p text:style-name="P12"><text:span text:style-name="T6">Fuente: </text:span><text:span text:style-name="T13"><text:a xlink:href="http://iso25000.com/index.php/normas-iso-25000/iso-25010/23-usabilidad" xlink:type="simple">http://iso25000.com/index.php/normas-iso-25000/iso-25010/23-usabilidad</text:a></text:span><text:span text:style-name="T6"> </text:span></text:p>
            <text:p text:style-name="P11"><text:span text:style-name="T14"/></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15" draw:text-style-name="P16" draw:layer="layout" svg:width="12.8cm" svg:height="1.2cm" svg:x="12.6cm" svg:y="0cm" presentation:class="title" presentation:user-transformed="true">
          <draw:text-box>
            <text:p text:style-name="P15"><text:span text:style-name="T7">Principios básicos</text:span></text:p>
          </draw:text-box>
        </draw:frame>
        <draw:frame draw:name="1 Título" presentation:style-name="pr16" draw:text-style-name="P18" draw:layer="layout" svg:width="12.6cm" svg:height="1cm" svg:x="0cm" svg:y="0cm" presentation:class="title" presentation:user-transformed="true">
          <draw:text-box>
            <text:p text:style-name="P17"><text:span text:style-name="T8">Usabilidad Web</text:span></text:p>
          </draw:text-box>
        </draw:frame>
        <presentation:notes draw:style-name="dp2">
          <draw:page-thumbnail draw:style-name="gr3" draw:layer="layout" svg:width="14.848cm" svg:height="11.136cm" svg:x="3.075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Guía de estilos" draw:style-name="dp1" draw:master-page-name="Título_20_y_20_objetos" presentation:presentation-page-layout-name="AL2T11">
        <draw:frame draw:name="1 Título" presentation:style-name="pr5" draw:text-style-name="P2" draw:layer="layout" svg:width="22.859cm" svg:height="3.174cm" svg:x="1.27cm" svg:y="0.725cm" presentation:class="title" presentation:user-transformed="true">
          <draw:text-box>
            <text:p text:style-name="P1"><text:span text:style-name="T1">¿Qué es usabilidad? Jakob Nielsen</text:span></text:p>
          </draw:text-box>
        </draw:frame>
        <draw:frame draw:name="2 Marcador de contenido" presentation:style-name="pr17" draw:text-style-name="P25" draw:layer="layout" svg:width="22.859cm" svg:height="15.908cm" svg:x="1.041cm" svg:y="3.122cm" presentation:class="outline" presentation:user-transformed="true">
          <draw:text-box>
            <text:p text:style-name="P24"><text:span text:style-name="T17"/></text:p>
            <text:p text:style-name="P24"><text:span text:style-name="T17">Jakob Nielsen, considerado el padre de la Usabilidad, la definió como el atributo de calidad que mide lo fáciles de usar que son las interfaces web. Es decir un sitio web usable es aquél en el que los usuarios pueden interactuar de la forma más fácil, cómoda, segura e inteligentemente posible.</text:span></text:p>
            <text:p text:style-name="P24"><text:span text:style-name="T17"/></text:p>
            <text:p text:style-name="P12"><text:span text:style-name="T15">Fuente: Wikipedia</text:span></text:p>
          </draw:text-box>
        </draw:frame>
        <draw:frame draw:name="3 Marcador de número de diapositiva" presentation:style-name="pr7" draw:text-style-name="P2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18" draw:text-style-name="P16" draw:layer="layout" svg:width="12.8cm" svg:height="1.2cm" svg:x="12.6cm" svg:y="0cm" presentation:class="title" presentation:user-transformed="true">
          <draw:text-box>
            <text:p text:style-name="P15"><text:span text:style-name="T7">Principios básicos</text:span></text:p>
          </draw:text-box>
        </draw:frame>
        <draw:frame draw:name="1 Título" presentation:style-name="pr19" draw:text-style-name="P18" draw:layer="layout" svg:width="12.6cm" svg:height="1cm" svg:x="0cm" svg:y="0cm" presentation:class="title" presentation:user-transformed="true">
          <draw:text-box>
            <text:p text:style-name="P17"><text:span text:style-name="T8">Usabilidad Web</text:span></text:p>
          </draw:text-box>
        </draw:frame>
        <presentation:notes draw:style-name="dp2">
          <draw:page-thumbnail draw:style-name="gr3" draw:layer="layout" svg:width="14.848cm" svg:height="11.136cm" svg:x="3.075cm" svg:y="2.257cm" draw:page-number="5" presentation:class="page"/>
          <draw:frame presentation:style-name="pr10" draw:text-style-name="P27" draw:layer="layout" svg:width="16.799cm" svg:height="13.364cm" svg:x="2.1cm" svg:y="14.107cm" presentation:class="notes" presentation:placeholder="true">
            <draw:text-box/>
          </draw:frame>
        </presentation:notes>
      </draw:page>
      <draw:page draw:name="Un ejemplo de web consistente&#10;" draw:style-name="dp1" draw:master-page-name="Título_20_y_20_objetos" presentation:presentation-page-layout-name="AL2T11">
        <draw:frame draw:name="1 Título" presentation:style-name="pr5" draw:text-style-name="P2" draw:layer="layout" svg:width="22.859cm" svg:height="3.174cm" svg:x="1.27cm" svg:y="1.163cm" presentation:class="title" presentation:user-transformed="true">
          <draw:text-box>
            <text:p text:style-name="P28"><text:span text:style-name="T1">Principios básicos</text:span><text:span text:style-name="T1"><text:line-break/></text:span><text:span text:style-name="T1"/></text:p>
          </draw:text-box>
        </draw:frame>
        <draw:frame draw:name="3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20" draw:text-style-name="P16" draw:layer="layout" svg:width="12.8cm" svg:height="1.2cm" svg:x="12.6cm" svg:y="0cm" presentation:class="title" presentation:user-transformed="true">
          <draw:text-box>
            <text:p text:style-name="P15"><text:span text:style-name="T7">Principios básicos</text:span></text:p>
          </draw:text-box>
        </draw:frame>
        <draw:frame draw:name="1 Título" presentation:style-name="pr21" draw:text-style-name="P18" draw:layer="layout" svg:width="12.6cm" svg:height="1cm" svg:x="0cm" svg:y="0cm" presentation:class="title" presentation:user-transformed="true">
          <draw:text-box>
            <text:p text:style-name="P17"><text:span text:style-name="T8">Usabilidad Web</text:span></text:p>
          </draw:text-box>
        </draw:frame>
        <draw:frame draw:style-name="gr7" draw:text-style-name="P30" draw:layer="layout" svg:width="21.2cm" svg:height="13.68cm" svg:x="2cm" svg:y="3.8cm">
          <draw:text-box>
            <text:list text:style-name="L7">
              <text:list-item>
                <text:p text:style-name="P29"><text:span text:style-name="T18">Conoce al usuario:</text:span> conocimientos, destrezas, ambiente, propósito, expectativas.</text:p>
              </text:list-item>
              <text:list-item>
                <text:p text:style-name="P29"><text:span text:style-name="T18">Minimiza la memorización:</text:span> comportamientos predecibles en los formularios, sustituir la entrada de datos por la selección de elementos, etc.</text:p>
              </text:list-item>
              <text:list-item>
                <text:p text:style-name="P29"><text:span text:style-name="T18"><text:s/></text:span><text:span text:style-name="T18">Optimizar las operaciones:</text:span> facilitar la rápida ejecución de las operaciones más comunes, respetar la inercia del interfaz, etc.</text:p>
              </text:list-item>
              <text:list-item>
                <text:p text:style-name="P29"><text:span text:style-name="T18"><text:s/></text:span><text:span text:style-name="T18">Gestiona los errores:</text:span> ofrecer buenos mensajes de error, evitar los errores más comunes, permitir deshacer las operaciones realizadas (por ejemplo, en los formularios, permitir retroceder en los pasos), gestionar la integridad de la información, etc.</text:p>
              </text:list-item>
            </text:list>
          </draw:text-box>
        </draw:frame>
        <presentation:notes draw:style-name="dp2">
          <draw:page-thumbnail draw:style-name="gr3" draw:layer="layout" svg:width="14.848cm" svg:height="11.136cm" svg:x="3.075cm" svg:y="2.257cm" draw:page-number="6" presentation:class="page"/>
          <draw:frame presentation:style-name="pr10" draw:text-style-name="P10" draw:layer="layout" svg:width="16.799cm" svg:height="13.364cm" svg:x="2.1cm" svg:y="14.107cm" presentation:class="notes" presentation:placeholder="true">
            <draw:text-box/>
          </draw:frame>
        </presentation:notes>
      </draw:page>
      <draw:page draw:name="Ejemplo de manual de estilo" draw:style-name="dp1" draw:master-page-name="Título_20_y_20_objetos" presentation:presentation-page-layout-name="AL2T11">
        <draw:frame draw:name="3 Título" presentation:style-name="pr5" draw:text-style-name="P32" draw:layer="layout" svg:width="22.859cm" svg:height="3.174cm" svg:x="1.27cm" svg:y="0.763cm" presentation:class="title" presentation:user-transformed="true">
          <draw:text-box>
            <text:p text:style-name="P31"><text:span text:style-name="T19">Facilidad de aprendizaje</text:span></text:p>
          </draw:text-box>
        </draw:frame>
        <draw:frame draw:name="6 Marcador de número de diapositiva" presentation:style-name="pr7" draw:text-style-name="P2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22" draw:text-style-name="P16" draw:layer="layout" svg:width="12.8cm" svg:height="1.2cm" svg:x="12.6cm" svg:y="0cm" presentation:class="title" presentation:user-transformed="true">
          <draw:text-box>
            <text:p text:style-name="P15"><text:span text:style-name="T7">Principios básicos</text:span></text:p>
          </draw:text-box>
        </draw:frame>
        <draw:frame draw:name="1 Título" presentation:style-name="pr23" draw:text-style-name="P18" draw:layer="layout" svg:width="12.6cm" svg:height="1cm" svg:x="0cm" svg:y="0cm" presentation:class="title" presentation:user-transformed="true">
          <draw:text-box>
            <text:p text:style-name="P17"><text:span text:style-name="T8">Usabilidad Web</text:span></text:p>
          </draw:text-box>
        </draw:frame>
        <draw:frame draw:style-name="gr8" draw:text-style-name="P34" draw:layer="layout" svg:width="20.4cm" svg:height="2.537cm" svg:x="2.364cm" svg:y="6.7cm">
          <draw:text-box>
            <text:p text:style-name="P33">¿Cuánto de fácil es para los usuarios llevar a cabo las tareas básicas la primera vez que se encuentran con la <text:span text:style-name="T20">web</text:span>?</text:p>
            <text:p text:style-name="P33"/>
          </draw:text-box>
        </draw:frame>
        <draw:frame draw:style-name="gr9" draw:text-style-name="P36" draw:layer="layout" svg:width="20.4cm" svg:height="2.843cm" svg:x="2.4cm" svg:y="3.2cm">
          <draw:text-box>
            <text:p text:style-name="P35">¿Cuánto de fácil es para los usuarios llevar a cabo las tareas básicas la primera vez que se encuentran con la web?</text:p>
            <text:p text:style-name="P35"/>
          </draw:text-box>
        </draw:frame>
        <draw:frame draw:name="3 Título" presentation:style-name="pr5" draw:text-style-name="P38" draw:layer="layout" svg:width="22.859cm" svg:height="3.174cm" svg:x="1.271cm" svg:y="4.163cm" presentation:class="title" presentation:user-transformed="true">
          <draw:text-box>
            <text:p text:style-name="P37"><text:span text:style-name="T21">Eficiencia</text:span></text:p>
          </draw:text-box>
        </draw:frame>
        <draw:frame draw:style-name="gr8" draw:text-style-name="P36" draw:layer="layout" svg:width="20.4cm" svg:height="2.843cm" svg:x="2.401cm" svg:y="9.501cm">
          <draw:text-box>
            <text:p text:style-name="P35">Después de pasado un tiempo sin que los usuarios visiten la web, ¿con qué facilidad pueden restablecer su capacidad previa de uso?</text:p>
            <text:p text:style-name="P35"/>
          </draw:text-box>
        </draw:frame>
        <draw:frame draw:name="3 Título" presentation:style-name="pr5" draw:text-style-name="P40" draw:layer="layout" svg:width="22.859cm" svg:height="3.174cm" svg:x="1.172cm" svg:y="7.264cm" presentation:class="title" presentation:user-transformed="true">
          <draw:text-box>
            <text:p text:style-name="P39">Memorabilidad</text:p>
          </draw:text-box>
        </draw:frame>
        <draw:frame draw:style-name="gr8" draw:text-style-name="P34" draw:layer="layout" svg:width="20.4cm" svg:height="2.512cm" svg:x="2.402cm" svg:y="12.402cm">
          <draw:text-box>
            <text:p text:style-name="P33"><text:span text:style-name="T22">¿Los usuarios comente muchos errores?¿Son graves?¿Son recuperables? ¿Se podrían evitar?</text:span></text:p>
            <text:p text:style-name="P33"/>
          </draw:text-box>
        </draw:frame>
        <draw:frame draw:name="3 Título" presentation:style-name="pr5" draw:text-style-name="P38" draw:layer="layout" svg:width="22.859cm" svg:height="3.174cm" svg:x="1.273cm" svg:y="10.365cm" presentation:class="title" presentation:user-transformed="true">
          <draw:text-box>
            <text:p text:style-name="P37"><text:span text:style-name="T21">Errores</text:span></text:p>
          </draw:text-box>
        </draw:frame>
        <draw:frame draw:name="3 Título" presentation:style-name="pr5" draw:text-style-name="P38" draw:layer="layout" svg:width="22.859cm" svg:height="3.174cm" svg:x="1.274cm" svg:y="13.165cm" presentation:class="title" presentation:user-transformed="true">
          <draw:text-box>
            <text:p text:style-name="P37"><text:span text:style-name="T21">Satisfacción</text:span></text:p>
          </draw:text-box>
        </draw:frame>
        <draw:frame draw:style-name="gr8" draw:text-style-name="P41" draw:layer="layout" svg:width="20.2cm" svg:height="0.962cm" svg:x="2.3cm" svg:y="15.514cm">
          <draw:text-box>
            <text:p>¿Es agradable de usar la web?</text:p>
          </draw:text-box>
        </draw:frame>
        <presentation:notes draw:style-name="dp2">
          <draw:page-thumbnail draw:style-name="gr3" draw:layer="layout" svg:width="14.848cm" svg:height="11.136cm" svg:x="3.075cm" svg:y="2.257cm" draw:page-number="7" presentation:class="page"/>
          <draw:frame presentation:style-name="pr10" draw:text-style-name="P27" draw:layer="layout" svg:width="16.799cm" svg:height="13.364cm" svg:x="2.1cm" svg:y="14.107cm" presentation:class="notes" presentation:placeholder="true">
            <draw:text-box/>
          </draw:frame>
        </presentation:notes>
      </draw:page>
      <draw:page draw:name="page8" draw:style-name="dp1" draw:master-page-name="Título_20_y_20_objetos" presentation:presentation-page-layout-name="AL2T11">
        <draw:frame draw:name="6 Marcador de número de diapositiva" presentation:style-name="pr7" draw:text-style-name="P2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24" draw:text-style-name="P16" draw:layer="layout" svg:width="12.8cm" svg:height="1.2cm" svg:x="12.6cm" svg:y="0cm" presentation:class="title" presentation:user-transformed="true">
          <draw:text-box>
            <text:p text:style-name="P15"><text:span text:style-name="T7">Principios básicos</text:span></text:p>
          </draw:text-box>
        </draw:frame>
        <draw:frame draw:name="1 Título" presentation:style-name="pr25" draw:text-style-name="P18" draw:layer="layout" svg:width="12.6cm" svg:height="1cm" svg:x="0cm" svg:y="0cm" presentation:class="title" presentation:user-transformed="true">
          <draw:text-box>
            <text:p text:style-name="P17"><text:span text:style-name="T8">Usabilidad Web</text:span></text:p>
          </draw:text-box>
        </draw:frame>
        <draw:frame draw:name="1 Título" presentation:style-name="pr5" draw:text-style-name="P2" draw:layer="layout" svg:width="22.859cm" svg:height="3.174cm" svg:x="1.271cm" svg:y="0.725cm" presentation:class="title" presentation:user-transformed="true">
          <draw:text-box>
            <text:p text:style-name="P1"><text:span text:style-name="T1">Reglas de la usabilidad web</text:span></text:p>
          </draw:text-box>
        </draw:frame>
        <draw:frame draw:style-name="gr8" draw:text-style-name="P43" draw:layer="layout" svg:width="23.329cm" svg:height="13.211cm" svg:x="1.271cm" svg:y="3.6cm">
          <draw:text-box>
            <text:p text:style-name="P42"><text:span text:style-name="T23">Rápidez</text:span><text:span text:style-name="T24"> - Las páginas deben cargarse en muy poco tiempo. </text:span></text:p>
            <text:p text:style-name="P42"><text:span text:style-name="T24"/></text:p>
            <text:p text:style-name="P42"><text:span text:style-name="T23">Simple</text:span><text:span text:style-name="T24"> – Navegación constante por todo el sitio web, evitando que el usuario tenga que aprender varios caminos para poder acceder a los contenidos. No abusar de los elementos gráficos como animaciones (cansa la vista).</text:span></text:p>
            <text:p text:style-name="P42"><text:span text:style-name="T24"/></text:p>
            <text:p text:style-name="P42"><text:span text:style-name="T23">Investigable - </text:span><text:span text:style-name="T24">Los motores de búsqueda buscan el texto real y los metadatos de las cabeceras web para posicionar las web. No prestan ninguna atención a los gráficos y al código de programación. </text:span></text:p>
            <text:p text:style-name="P42"><text:span text:style-name="T24"/></text:p>
            <text:p text:style-name="P42"><text:span text:style-name="T23">Para la mayoría -</text:span><text:span text:style-name="T24"> Los Sitios Web necesitan ser compatibles con todos los navegadores y ordenadores para su fácil usabilidad. </text:span></text:p>
            <text:p text:style-name="P42"><text:span text:style-name="T24"/></text:p>
            <text:p text:style-name="P42"><text:span text:style-name="T23">Actualizada -</text:span><text:span text:style-name="T24"> La manera más rápida para que una web pierda credibilidad es contener la información anticuada.</text:span></text:p>
          </draw:text-box>
        </draw:frame>
        <presentation:notes draw:style-name="dp2">
          <draw:page-thumbnail draw:style-name="gr3" draw:layer="layout" svg:width="14.848cm" svg:height="11.136cm" svg:x="3.075cm" svg:y="2.257cm" draw:page-number="8" presentation:class="page"/>
          <draw:frame presentation:style-name="pr10" draw:text-style-name="P27" draw:layer="layout" svg:width="16.799cm" svg:height="13.364cm" svg:x="2.1cm" svg:y="14.107cm" presentation:class="notes" presentation:placeholder="true">
            <draw:text-box/>
          </draw:frame>
        </presentation:notes>
      </draw:page>
      <draw:page draw:name="Ejemplo" draw:style-name="dp1" draw:master-page-name="Título_20_y_20_objetos" presentation:presentation-page-layout-name="AL2T11">
        <draw:frame draw:name="6 Marcador de número de diapositiva" presentation:style-name="pr7" draw:text-style-name="P6" draw:layer="layout" svg:width="5.926cm" svg:height="1.013cm" svg:x="18.203cm" svg:y="17.657cm" presentation:class="page-number" presentation:user-transformed="true">
          <draw:text-box>
            <text:p text:style-name="P5"><text:span text:style-name="T4"><text:page-number>&lt;número&gt;</text:page-number></text:span></text:p>
          </draw:text-box>
        </draw:frame>
        <draw:frame draw:name="1 Título" presentation:style-name="pr26" draw:text-style-name="P16" draw:layer="layout" svg:width="12.8cm" svg:height="1.2cm" svg:x="12.6cm" svg:y="0cm" presentation:class="title" presentation:user-transformed="true">
          <draw:text-box>
            <text:p text:style-name="P15"><text:span text:style-name="T7">Principios básicos</text:span></text:p>
          </draw:text-box>
        </draw:frame>
        <draw:frame draw:name="1 Título" presentation:style-name="pr27" draw:text-style-name="P18" draw:layer="layout" svg:width="12.6cm" svg:height="1cm" svg:x="0cm" svg:y="0cm" presentation:class="title" presentation:user-transformed="true">
          <draw:text-box>
            <text:p text:style-name="P17"><text:span text:style-name="T8">Usabilidad Web</text:span></text:p>
          </draw:text-box>
        </draw:frame>
        <draw:frame draw:name="1 Título" presentation:style-name="pr5" draw:text-style-name="P2" draw:layer="layout" svg:width="22.859cm" svg:height="3.174cm" svg:x="1.271cm" svg:y="0.725cm" presentation:class="title" presentation:user-transformed="true">
          <draw:text-box>
            <text:p text:style-name="P1"><text:span text:style-name="T1">Para visitar y/o leer….</text:span></text:p>
          </draw:text-box>
        </draw:frame>
        <draw:frame draw:style-name="gr8" draw:text-style-name="P43" draw:layer="layout" svg:width="23.329cm" svg:height="3.707cm" svg:x="1.38cm" svg:y="3.6cm">
          <draw:text-box>
            <text:list text:style-name="L1">
              <text:list-item>
                <text:p text:style-name="P42"><text:span text:style-name="T23">Alzado: </text:span><text:span text:style-name="T25">Principios generales de usabilidad en diseño de sitios web</text:span><text:span text:style-name="T23"> </text:span><text:span text:style-name="T24"><text:s/></text:span><text:span text:style-name="T24"><text:a xlink:href="http://www.alzado.org/articulo.php?id_art=56" xlink:type="simple">http://www.alzado.org/articulo.php?id_art=56</text:a></text:span></text:p>
              </text:list-item>
              <text:list-item>
                <text:p text:style-name="P42"><text:span text:style-name="T23">Jakob Nielsen:</text:span><text:span text:style-name="T24"> </text:span><text:span text:style-name="T24"><text:a xlink:href="http://www.nngroup.com/" xlink:type="simple">http://www.nngroup.com/</text:a></text:span></text:p>
              </text:list-item>
              <text:list-item>
                <text:p text:style-name="P42"><text:span text:style-name="T24">Documento de usabilidad web de la UOC</text:span></text:p>
              </text:list-item>
            </text:list>
          </draw:text-box>
        </draw:frame>
        <presentation:notes draw:style-name="dp2">
          <draw:page-thumbnail draw:style-name="gr3" draw:layer="layout" svg:width="14.848cm" svg:height="11.136cm" svg:x="3.075cm" svg:y="2.257cm" draw:page-number="9" presentation:class="page"/>
          <draw:frame presentation:style-name="pr10"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Wingdings" svg:font-family="Wingdings"/>
    <style:font-face style:name="Arial3" svg:font-family="Arial" style:font-family-generic="swiss"/>
    <style:font-face style:name="Calibri3" svg:font-family="Calibri" style:font-family-generic="swiss"/>
    <style:font-face style:name="Arial5" svg:font-family="Arial" style:font-family-generic="system"/>
    <style:font-face style:name="Mangal1" svg:font-family="Mangal" style:font-family-generic="system"/>
    <style:font-face style:name="Arial1" svg:font-family="Arial"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Wingdings1" svg:font-family="Wingdings"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Microsoft YaHei1" svg:font-family="'Microsoft YaHei'" style:font-family-generic="swiss" style:font-pitch="variable"/>
    <style:font-face style:name="Arial4"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s" style:country-asian="ES" style:font-style-asian="normal" style:font-weight-asian="normal" style:font-name-complex="Arial2"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name-complex="Arial2" style:font-family-complex="Arial" style:font-size-complex="24pt" style:font-style-complex="normal" style:font-weight-complex="normal"/>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44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language-asian="es" style:country-asian="ES" style:font-style-asian="normal" style:font-weight-asian="normal" style:font-name-complex="Arial2" style:font-family-complex="Arial" style:font-size-complex="44pt" style:language-complex="es" style:country-complex="ES"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s" style:country-asian="ES" style:font-style-asian="normal" style:font-weight-asian="normal" style:font-name-complex="Arial2" style:font-family-complex="Arial" style:font-size-complex="32pt" style:language-complex="es" style:country-complex="ES"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name-complex="Arial2" style:font-family-complex="Arial" style:font-size-complex="24pt" style:font-style-complex="normal" style:font-weight-complex="normal"/>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44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language-asian="es" style:country-asian="ES" style:font-style-asian="normal" style:font-weight-asian="normal" style:font-name-complex="Arial2" style:font-family-complex="Arial" style:font-size-complex="44pt" style:language-complex="es" style:country-complex="E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a_20_de_20_título-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iapositiva_20_de_20_título-subtitle">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Diapositiva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Diapositiva_20_de_20_título-backgroundobjects">
      <style:graphic-properties draw:stroke="none" draw:fill="none" draw:fill-color="#ffffff" draw:auto-grow-height="false" fo:min-height="1.485cm"/>
    </style:style>
    <style:style style:name="Mpr5" style:family="presentation" style:parent-style-name="Diapositiva_20_de_20_título-backgroundobjects">
      <style:graphic-properties draw:stroke="none" draw:fill="none" draw:fill-color="#ffffff" draw:textarea-vertical-align="bottom" draw:auto-grow-height="false" fo:min-height="1.485cm"/>
    </style:style>
    <style:style style:name="Mpr6" style:family="presentation" style:parent-style-name="Título_20_y_20_objetos-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ítulo_20_y_20_objetos-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ítulo_20_y_20_objeto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simple" style:writing-mode="lr-tb"/>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226cm" fo:margin-bottom="0cm" fo:line-height="100%" fo:text-align="center" fo:text-indent="0cm" style:punctuation-wrap="simple" style:writing-mode="lr-tb">
        <style:tab-stops>
          <style:tab-stop style:position="0cm"/>
        </style:tab-stops>
      </style:paragraph-properties>
    </style:style>
    <style:style style:name="MP8" style:family="paragraph">
      <loext:graphic-properties draw:fill="none" draw:fill-color="#ffffff"/>
      <style:paragraph-properties fo:text-align="start" style:font-independent-line-spacing="true"/>
      <style:text-properties fo:font-size="32pt"/>
    </style:style>
    <style:style style:name="MP9" style:family="paragraph">
      <style:paragraph-properties fo:margin-top="0cm" fo:margin-bottom="0cm" fo:line-height="100%" fo:text-align="start" style:writing-mode="lr-tb"/>
      <style:text-properties fo:font-size="12pt" style:font-size-asian="14pt" style:font-size-complex="14pt"/>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top="0cm" fo:margin-bottom="0cm" fo:line-height="100%" fo:text-align="end" style:writing-mode="lr-tb"/>
      <style:text-properties fo:font-size="12pt" style:font-size-asian="14pt" style:font-size-complex="1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41cm" fo:margin-bottom="0cm" fo:line-height="100%" fo:text-align="start" fo:text-indent="0cm" style:punctuation-wrap="simple" style:writing-mode="lr-tb"/>
    </style:style>
    <style:style style:name="MP15"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Diapositiva_20_de_20_título" style:display-name="Diapositiva de título" style:page-layout-name="PM1" draw:style-name="Mdp1">
      <draw:frame draw:name="1 Título" presentation:style-name="Mpr1" draw:text-style-name="MP6" draw:layer="backgroundobjects" svg:width="21.589cm" svg:height="4.082cm" svg:x="1.905cm" svg:y="5.918cm" presentation:class="title" presentation:user-transformed="true">
        <draw:text-box>
          <text:p text:style-name="MP5"><text:span text:style-name="MT2">Haga clic para modificar el estilo de título del patrón</text:span></text:p>
        </draw:text-box>
      </draw:frame>
      <draw:frame draw:name="2 Subtítulo" presentation:style-name="Mpr2" draw:text-style-name="MP8" draw:layer="backgroundobjects" svg:width="17.779cm" svg:height="4.867cm" svg:x="3.81cm" svg:y="10.795cm" presentation:class="subtitle" presentation:user-transformed="true">
        <draw:text-box>
          <text:p text:style-name="MP7"><text:span text:style-name="MT3">Haga clic para modificar el estilo de subtítulo del patrón</text:span></text:p>
        </draw:text-box>
      </draw:frame>
      <draw:frame draw:name="3 Marcador de fecha" presentation:style-name="Mpr3" draw:text-style-name="MP10" draw:layer="backgroundobjects" svg:width="5.926cm" svg:height="1.013cm" svg:x="1.27cm" svg:y="17.657cm" presentation:class="date-time" presentation:user-transformed="true">
        <draw:text-box>
          <text:p text:style-name="MP9"><text:span text:style-name="MT4"><text:date style:data-style-name="D1" text:date-value="2015-09-30">30/09/15</text:date></text:span></text:p>
        </draw:text-box>
      </draw:frame>
      <draw:frame draw:name="4 Marcador de pie de página" presentation:style-name="Mpr3" draw:text-style-name="MP10" draw:layer="backgroundobjects" svg:width="8.042cm" svg:height="1.013cm" svg:x="8.678cm" svg:y="17.657cm" presentation:class="footer" presentation:user-transformed="true">
        <draw:text-box>
          <text:p/>
        </draw:text-box>
      </draw:frame>
      <draw:frame draw:name="5 Marcador de número de diapositiva" presentation:style-name="Mpr3" draw:text-style-name="MP10" draw:layer="backgroundobjects" svg:width="5.926cm" svg:height="1.013cm" svg:x="18.203cm" svg:y="17.657cm" presentation:class="page-number" presentation:user-transformed="true">
        <draw:text-box>
          <text:p text:style-name="MP11"><text:span text:style-name="MT4"><text:page-number>&lt;número&gt;</text:page-number></text:span></text:p>
        </draw:text-box>
      </draw:frame>
      <draw:frame presentation:style-name="Diapositiva_20_de_20_título-outline1" draw:layer="backgroundobjects" svg:width="22.859cm" svg:height="11.048cm" svg:x="1.27cm" svg:y="4.457cm" presentation:class="outline" presentation:placeholder="true">
        <draw:text-box/>
      </draw:frame>
      <presentation:notes style:page-layout-name="PM0">
        <draw:page-thumbnail presentation:style-name="Diapositiva_20_de_20_título-title" draw:layer="backgroundobjects" svg:width="14.848cm" svg:height="11.136cm" svg:x="3.075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y_20_objetos" style:display-name="Título y objetos" style:page-layout-name="PM1" draw:style-name="Mdp1">
      <draw:frame draw:name="1 Título" presentation:style-name="Mpr6" draw:text-style-name="MP6" draw:layer="backgroundobjects" svg:width="22.859cm" svg:height="3.174cm" svg:x="1.27cm" svg:y="0.763cm" presentation:class="title" presentation:user-transformed="true">
        <draw:text-box>
          <text:p text:style-name="MP5"><text:span text:style-name="MT2">Haga clic para modificar el estilo de título del patrón</text:span></text:p>
        </draw:text-box>
      </draw:frame>
      <draw:frame draw:name="2 Marcador de contenido" presentation:style-name="Mpr7" draw:text-style-name="MP15" draw:layer="backgroundobjects" svg:width="22.859cm" svg:height="12.571cm" svg:x="1.27cm" svg:y="4.445cm" presentation:class="outline" presentation:user-transformed="true">
        <draw:text-box>
          <text:list text:style-name="ML3">
            <text:list-item>
              <text:p text:style-name="MP12"><text:span text:style-name="MT5">Pulse para editar el formato de esquema del texto</text:span></text:p>
              <text:list>
                <text:list-item>
                  <text:p text:style-name="MP12"><text:span text:style-name="MT5">Segundo nivel del esquema</text:span></text:p>
                  <text:list>
                    <text:list-item>
                      <text:p text:style-name="MP12"><text:span text:style-name="MT5">Tercer nivel del esquema</text:span></text:p>
                      <text:list>
                        <text:list-item>
                          <text:p text:style-name="MP12"><text:span text:style-name="MT5">Cuarto nivel del esquema</text:span></text:p>
                          <text:list>
                            <text:list-item>
                              <text:p text:style-name="MP12"><text:span text:style-name="MT5">Quinto nivel del esquema</text:span></text:p>
                              <text:list>
                                <text:list-item>
                                  <text:p text:style-name="MP12"><text:span text:style-name="MT5">Sexto nivel del esquema</text:span></text:p>
                                  <text:list>
                                    <text:list-item>
                                      <text:p text:style-name="MP13"><text:span text:style-name="MT5">Séptimo nivel del esquemaHaga clic para modificar el estilo de texto del patrón</text:span></text:p>
                                      <text:list>
                                        <text:list-item>
                                          <text:p text:style-name="MP13"><text:span text:style-name="MT6">Segundo nivel</text:span></text:p>
                                          <text:list>
                                            <text:list-item>
                                              <text:p text:style-name="MP13"><text:span text:style-name="MT7">Tercer nivel</text:span></text:p>
                                              <text:list>
                                                <text:list-item>
                                                  <text:p text:style-name="MP14"><text:span text:style-name="MT8">Cuarto nivel</text:span></text:p>
                                                </text:list-item>
                                                <text:list-item>
                                                  <text:p text:style-name="MP14"><text:span text:style-name="MT8">Quinto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3 Marcador de fecha" presentation:style-name="Mpr8" draw:text-style-name="MP10" draw:layer="backgroundobjects" svg:width="5.926cm" svg:height="1.013cm" svg:x="1.27cm" svg:y="17.657cm" presentation:class="date-time" presentation:user-transformed="true">
        <draw:text-box>
          <text:p text:style-name="MP9"><text:span text:style-name="MT4"><text:date style:data-style-name="D1" text:date-value="2015-09-30">30/09/15</text:date></text:span></text:p>
        </draw:text-box>
      </draw:frame>
      <draw:frame draw:name="4 Marcador de pie de página" presentation:style-name="Mpr8" draw:text-style-name="MP10" draw:layer="backgroundobjects" svg:width="8.042cm" svg:height="1.013cm" svg:x="8.678cm" svg:y="17.657cm" presentation:class="footer" presentation:user-transformed="true">
        <draw:text-box>
          <text:p/>
        </draw:text-box>
      </draw:frame>
      <draw:frame draw:name="5 Marcador de número de diapositiva" presentation:style-name="Mpr8" draw:text-style-name="MP10" draw:layer="backgroundobjects" svg:width="5.926cm" svg:height="1.013cm" svg:x="18.203cm" svg:y="17.657cm" presentation:class="page-number" presentation:user-transformed="true">
        <draw:text-box>
          <text:p text:style-name="MP11"><text:span text:style-name="MT4"><text:page-number>&lt;número&gt;</text:page-number></text:span></text:p>
        </draw:text-box>
      </draw:frame>
      <presentation:notes style:page-layout-name="PM0">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neración de documentos y sitios Web</dc:title>
    <meta:initial-creator>Eduardo del Reguero</meta:initial-creator>
    <dc:creator>Albérica García Rodríguez</dc:creator>
    <meta:editing-cycles>50</meta:editing-cycles>
    <meta:creation-date>2012-09-15T09:45:44</meta:creation-date>
    <dc:date>2015-09-30T23:39:51.847000000</dc:date>
    <meta:editing-duration>P11DT8H38M50S</meta:editing-duration>
    <meta:generator>LibreOffice/5.0.1.2$Windows_x86 LibreOffice_project/81898c9f5c0d43f3473ba111d7b351050be20261</meta:generator>
    <meta:document-statistic meta:object-count="107"/>
    <meta:user-defined meta:name="AppVersion">12.0000</meta:user-defined>
    <meta:user-defined meta:name="Company">HP</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16</meta:user-defined>
  </office:meta>
</office:document-meta>
</file>